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984da" officeooo:paragraph-rsid="001984da"/>
    </style:style>
    <style:style style:name="P2" style:family="paragraph" style:parent-style-name="Heading_20_1">
      <style:text-properties officeooo:rsid="001984da" officeooo:paragraph-rsid="001984da"/>
    </style:style>
    <style:style style:name="P3" style:family="paragraph" style:parent-style-name="Text_20_body" style:list-style-name="L1">
      <style:text-properties officeooo:rsid="001984da" officeooo:paragraph-rsid="001984da"/>
    </style:style>
    <style:style style:name="P4" style:family="paragraph" style:parent-style-name="Heading_20_2">
      <style:text-properties officeooo:rsid="001984da" officeooo:paragraph-rsid="001984da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rsid="001984da" officeooo:paragraph-rsid="001984da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rsid="001984da" officeooo:paragraph-rsid="001984da"/>
    </style:style>
    <style:style style:name="P8" style:family="paragraph" style:parent-style-name="Text_20_body" style:list-style-name="L3">
      <style:text-properties officeooo:rsid="001984da" officeooo:paragraph-rsid="001984d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list</text:p>
      <text:h text:style-name="P2" text:outline-level="1">Before Sunday</text:h>
      <text:list text:style-name="L1">
        <text:list-item>
          <text:p text:style-name="P3">Update the notice power point</text:p>
        </text:list-item>
        <text:list-item>
          <text:p text:style-name="P3">Load service details into OpenLP on the laptop and save</text:p>
        </text:list-item>
        <text:list-item>
          <text:p text:style-name="P3">Charge tablet</text:p>
        </text:list-item>
        <text:list-item>
          <text:p text:style-name="P3">Charge lights</text:p>
        </text:list-item>
      </text:list>
      <text:h text:style-name="P2" text:outline-level="1">Sunday</text:h>
      <text:h text:style-name="P4" text:outline-level="2">Before Service</text:h>
      <text:list text:style-name="L2">
        <text:list-item>
          <text:p text:style-name="P5">Turn on the projector at the wall</text:p>
        </text:list-item>
        <text:list-item>
          <text:p text:style-name="P6">Turn on the projector with the remote</text:p>
        </text:list-item>
        <text:list-item>
          <text:p text:style-name="P7">Connect the laptop but do NOT turn on</text:p>
          <text:list>
            <text:list-item>
              <text:p text:style-name="P7">Power</text:p>
            </text:list-item>
            <text:list-item>
              <text:p text:style-name="P7">Network</text:p>
            </text:list-item>
            <text:list-item>
              <text:p text:style-name="P7">Audio (if needed)</text:p>
            </text:list-item>
            <text:list-item>
              <text:p text:style-name="P7">Video</text:p>
            </text:list-item>
            <text:list-item>
              <text:p text:style-name="P7">Remote control if needed</text:p>
            </text:list-item>
          </text:list>
        </text:list-item>
        <text:list-item>
          <text:p text:style-name="P7">Turn on laptop</text:p>
        </text:list-item>
        <text:list-item>
          <text:p text:style-name="P7">Load OpenLP and previously saved service</text:p>
        </text:list-item>
        <text:list-item>
          <text:p text:style-name="P7">Turn on tablet</text:p>
          <text:list>
            <text:list-item>
              <text:p text:style-name="P7">Use the internet browser – silk – it should already have the page loaded in a tab</text:p>
            </text:list-item>
          </text:list>
        </text:list-item>
        <text:list-item>
          <text:p text:style-name="P7">Attach light(s) to stand and turn on</text:p>
        </text:list-item>
        <text:list-item>
          <text:p text:style-name="P7">Turn on microphone receiver and microphones</text:p>
        </text:list-item>
        <text:list-item>
          <text:p text:style-name="P7">Adjust mixer for any WBC microphones in use</text:p>
        </text:list-item>
      </text:list>
      <text:h text:style-name="P4" text:outline-level="2">After Service</text:h>
      <text:list text:style-name="L3">
        <text:list-item>
          <text:p text:style-name="P8">Turn off projector with remote – press button twice</text:p>
        </text:list-item>
        <text:list-item>
          <text:p text:style-name="P8">Exit OpenLP and shutdown laptop</text:p>
        </text:list-item>
        <text:list-item>
          <text:p text:style-name="P8">Unplug laptop</text:p>
          <text:list>
            <text:list-item>
              <text:p text:style-name="P8">Power from wall</text:p>
            </text:list-item>
            <text:list-item>
              <text:p text:style-name="P8">Network</text:p>
            </text:list-item>
            <text:list-item>
              <text:p text:style-name="P8">Audio</text:p>
            </text:list-item>
            <text:list-item>
              <text:p text:style-name="P8">Video</text:p>
            </text:list-item>
            <text:list-item>
              <text:p text:style-name="P8">Remote control</text:p>
            </text:list-item>
          </text:list>
        </text:list-item>
        <text:list-item>
          <text:p text:style-name="P8">Turn off tablet</text:p>
        </text:list-item>
        <text:list-item>
          <text:p text:style-name="P8">Turn off light(s)</text:p>
        </text:list-item>
        <text:list-item>
          <text:p text:style-name="P8">Return all to computer bag</text:p>
        </text:list-item>
        <text:list-item>
          <text:p text:style-name="P8">Switch off microphone receiver</text:p>
        </text:list-item>
        <text:list-item>
          <text:p text:style-name="P8">Switch of microphones and return to top of receiver</text:p>
        </text:list-item>
        <text:list-item>
          <text:p text:style-name="P8">Set all WBC channels on the mixer to botto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7T09:04:54.064578600</meta:creation-date>
    <dc:date>2025-06-07T09:16:57.380930000</dc:date>
    <meta:editing-duration>PT12M4S</meta:editing-duration>
    <meta:editing-cycles>1</meta:editing-cycles>
    <meta:document-statistic meta:table-count="0" meta:image-count="0" meta:object-count="0" meta:page-count="1" meta:paragraph-count="38" meta:word-count="196" meta:character-count="990" meta:non-whitespace-character-count="862"/>
    <meta:generator>LibreOffice/25.2.3.2$Windows_X86_64 LibreOffice_project/bbb074479178df812d175f709636b368952c2ce3</meta:generator>
  </office:meta>
</office:document-meta>
</file>